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Liberation Sans" officeooo:rsid="000ecbde" officeooo:paragraph-rsid="000ecbde"/>
    </style:style>
    <style:style style:name="P2" style:family="paragraph" style:parent-style-name="Standard">
      <style:paragraph-properties fo:line-height="100%"/>
      <style:text-properties style:font-name="Liberation Sans" style:text-underline-style="solid" style:text-underline-width="auto" style:text-underline-color="font-color" fo:font-weight="bold" officeooo:rsid="000ecbde" officeooo:paragraph-rsid="000ecbde" style:font-weight-asian="bold" style:font-weight-complex="bold"/>
    </style:style>
    <style:style style:name="P3" style:family="paragraph" style:parent-style-name="Standard">
      <style:paragraph-properties fo:line-height="100%"/>
      <style:text-properties style:font-name="Liberation Sans" style:text-underline-style="none" fo:font-weight="normal" officeooo:rsid="000ecbde" officeooo:paragraph-rsid="000ecbde" style:font-weight-asian="normal" style:font-weight-complex="normal"/>
    </style:style>
    <style:style style:name="P4" style:family="paragraph" style:parent-style-name="Standard">
      <style:paragraph-properties fo:line-height="100%"/>
      <style:text-properties style:font-name="Liberation Sans" style:text-underline-style="none" fo:font-weight="normal" officeooo:rsid="000ecbde" officeooo:paragraph-rsid="000ecbde" style:font-weight-asian="normal" style:font-weight-complex="normal"/>
    </style:style>
    <style:style style:name="P5" style:family="paragraph" style:parent-style-name="Standard">
      <style:paragraph-properties fo:line-height="100%"/>
      <style:text-properties style:font-name="Liberation Sans" officeooo:rsid="000ecbde" officeooo:paragraph-rsid="000ecbd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GRAM :</text:span> </text:p>
      <text:p text:style-name="P1"/>
      <text:p text:style-name="P1">#include &lt;stdio.h&gt;</text:p>
      <text:p text:style-name="P1">struct program</text:p>
      <text:p text:style-name="P1">{</text:p>
      <text:p text:style-name="P1"><text:s text:c="4"/>int at,bt,ct,tat,wt;</text:p>
      <text:p text:style-name="P1">}p[100],temp;</text:p>
      <text:p text:style-name="P1">int main()</text:p>
      <text:p text:style-name="P1">{</text:p>
      <text:p text:style-name="P1"><text:s text:c="4"/>int i,j,n,rt[100],ts,time,flag=0,remain;</text:p>
      <text:p text:style-name="P1"><text:s text:c="4"/>float total_tat=0.0,total_wt=0.0,avg_tat,avg_wt;</text:p>
      <text:p text:style-name="P1"><text:s text:c="4"/>printf("Enter the total no. of processes : ");</text:p>
      <text:p text:style-name="P1"><text:s text:c="4"/>scanf("%d",&amp;n);</text:p>
      <text:p text:style-name="P1"><text:s text:c="4"/>remain=n;</text:p>
      <text:p text:style-name="P1"><text:s text:c="4"/>for(i=0;i&lt;n;i++)</text:p>
      <text:p text:style-name="P1"><text:s text:c="4"/>{</text:p>
      <text:p text:style-name="P1"><text:s text:c="8"/>printf("Enter AT of P%d : ",i+1);</text:p>
      <text:p text:style-name="P1"><text:s text:c="8"/>scanf("%d",&amp;p[i].at);</text:p>
      <text:p text:style-name="P1"><text:s text:c="8"/>printf("Enter BT of P%d : ",i+1);</text:p>
      <text:p text:style-name="P1"><text:s text:c="8"/>scanf("%d",&amp;p[i].bt);</text:p>
      <text:p text:style-name="P1"><text:s text:c="8"/>rt[i]=p[i].bt;</text:p>
      <text:p text:style-name="P1"><text:s text:c="4"/>}</text:p>
      <text:p text:style-name="P1"><text:s text:c="4"/>printf("Enter the time slice : ");</text:p>
      <text:p text:style-name="P1"><text:s text:c="4"/>scanf("%d",&amp;ts);</text:p>
      <text:p text:style-name="P1"><text:s text:c="4"/>printf("\nProcess\t\tAT\tBT\tTAT\tWT\t\n");</text:p>
      <text:p text:style-name="P1"><text:s text:c="4"/>for(time=0,i=0;remain!=0; )</text:p>
      <text:p text:style-name="P1"><text:s text:c="4"/>{</text:p>
      <text:p text:style-name="P1"><text:s text:c="8"/>if(rt[i]&lt;=ts &amp;&amp; rt[i]&gt;0)</text:p>
      <text:p text:style-name="P1"><text:s text:c="8"/>{</text:p>
      <text:p text:style-name="P1"><text:s text:c="12"/>time=time+rt[i];</text:p>
      <text:p text:style-name="P1"><text:s text:c="12"/>rt[i]=0;</text:p>
      <text:p text:style-name="P1"><text:s text:c="12"/>flag=1;</text:p>
      <text:p text:style-name="P1"><text:s text:c="8"/>}</text:p>
      <text:p text:style-name="P1"><text:s text:c="8"/>else if(rt[i]&gt;0)</text:p>
      <text:p text:style-name="P1"><text:s text:c="8"/>{</text:p>
      <text:p text:style-name="P1"><text:s text:c="12"/>rt[i]=rt[i]-ts;</text:p>
      <text:p text:style-name="P1"><text:s text:c="12"/>time=time+ts;</text:p>
      <text:p text:style-name="P1"><text:s text:c="8"/>}</text:p>
      <text:p text:style-name="P1"><text:s text:c="8"/>if(rt[i]==0 &amp;&amp; flag==1)</text:p>
      <text:p text:style-name="P1"><text:s text:c="8"/>{</text:p>
      <text:p text:style-name="P1"><text:s text:c="12"/>remain--;</text:p>
      <text:p text:style-name="P1"><text:s text:c="12"/>printf("%d\t\t%d\t%d\t%d\t%d\n",i+1,p[i].at,p[i].bt,time-p[i].at,time-p[i].at-p[i].bt);</text:p>
      <text:p text:style-name="P1"><text:s text:c="12"/>total_tat=total_tat+time-p[i].at;</text:p>
      <text:p text:style-name="P1"><text:s text:c="12"/>total_wt=total_wt+time-p[i].at-p[i].bt;</text:p>
      <text:p text:style-name="P1"><text:s text:c="12"/>flag=0;</text:p>
      <text:p text:style-name="P1"><text:s text:c="8"/>}</text:p>
      <text:p text:style-name="P1"><text:s text:c="8"/>if(i==n-1)</text:p>
      <text:p text:style-name="P1"><text:s text:c="12"/>i=0;</text:p>
      <text:p text:style-name="P1"><text:s text:c="8"/>else if(p[i+1].at&lt;=time)</text:p>
      <text:p text:style-name="P1"><text:s text:c="12"/>i++;</text:p>
      <text:p text:style-name="P1"><text:s text:c="8"/>else</text:p>
      <text:p text:style-name="P1"><text:s text:c="12"/>i=0;</text:p>
      <text:p text:style-name="P1"><text:soft-page-break/><text:s text:c="4"/>}</text:p>
      <text:p text:style-name="P1"><text:s text:c="4"/>avg_tat=total_tat/n;</text:p>
      <text:p text:style-name="P1"><text:s text:c="4"/>avg_wt=total_wt/n;</text:p>
      <text:p text:style-name="P1"><text:s text:c="4"/>printf("Avg TAT = %.2f\nAvg WT = %.2f",avg_tat,avg_wt);</text:p>
      <text:p text:style-name="P1"><text:s text:c="4"/>return 0;</text:p>
      <text:p text:style-name="P1">}</text:p>
      <text:p text:style-name="P1"/>
      <text:p text:style-name="P2">OUTPUT:</text:p>
      <text:p text:style-name="P2"/>
      <text:p text:style-name="P3">Enter the total no. of processes : 6</text:p>
      <text:p text:style-name="P3">Enter AT of P1 : 0</text:p>
      <text:p text:style-name="P3">Enter BT of P1 : 5</text:p>
      <text:p text:style-name="P3">Enter AT of P2 : 1</text:p>
      <text:p text:style-name="P3">Enter BT of P2 : 6</text:p>
      <text:p text:style-name="P3">Enter AT of P3 : 2</text:p>
      <text:p text:style-name="P3">Enter BT of P3 : 3</text:p>
      <text:p text:style-name="P3">Enter AT of P4 : 3</text:p>
      <text:p text:style-name="P3">Enter BT of P4 : 1</text:p>
      <text:p text:style-name="P3">Enter AT of P5 : 4</text:p>
      <text:p text:style-name="P3">Enter BT of P5 : 5</text:p>
      <text:p text:style-name="P3">Enter AT of P6 : 6</text:p>
      <text:p text:style-name="P3">Enter BT of P6 : 4</text:p>
      <text:p text:style-name="P3">Enter the time slice : 4</text:p>
      <text:p text:style-name="P3"/>
      <text:p text:style-name="P3">Process <text:s text:c="8"/>AT <text:s text:c="5"/>BT <text:s text:c="5"/>TAT <text:s text:c="4"/>WT</text:p>
      <text:p text:style-name="P3">3 <text:s text:c="14"/><text:tab/>2 <text:s text:c="6"/><text:tab/>3 <text:s text:c="6"/><text:tab/>9 <text:s text:c="6"/><text:tab/>6</text:p>
      <text:p text:style-name="P3">4 <text:s text:c="14"/><text:tab/>3 <text:s text:c="6"/><text:tab/>1 <text:s text:c="6"/><text:tab/>9 <text:s text:c="6"/><text:tab/>8</text:p>
      <text:p text:style-name="P3">6 <text:s text:c="14"/><text:tab/>6 <text:s text:c="6"/><text:tab/>4 <text:s text:c="6"/><text:tab/>14 <text:s text:c="5"/><text:tab/>10</text:p>
      <text:p text:style-name="P3">1 <text:s text:c="14"/><text:tab/>0 <text:s text:c="6"/><text:tab/>5 <text:s text:c="6"/><text:tab/>21 <text:s text:c="5"/><text:tab/>16</text:p>
      <text:p text:style-name="P3">2 <text:s text:c="14"/><text:tab/>1 <text:s text:c="6"/><text:tab/>6 <text:s text:c="6"/><text:tab/>22 <text:s text:c="5"/><text:tab/>16</text:p>
      <text:p text:style-name="P3">5 <text:s text:c="14"/><text:tab/>4 <text:s text:c="6"/><text:tab/>5 <text:s text:c="6"/><text:tab/>20 <text:s text:c="5"/><text:tab/>15</text:p>
      <text:p text:style-name="P3">Avg TAT = 15.83</text:p>
      <text:p text:style-name="P3">Avg WT = 11.83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1T19:50:37.155000000</meta:creation-date>
    <dc:date>2022-12-05T07:44:21.535000000</dc:date>
    <meta:editing-duration>PT20M42S</meta:editing-duration>
    <meta:editing-cycles>3</meta:editing-cycles>
    <meta:generator>LibreOffice/7.4.2.3$Windows_X86_64 LibreOffice_project/382eef1f22670f7f4118c8c2dd222ec7ad009daf</meta:generator>
    <meta:document-statistic meta:table-count="0" meta:image-count="0" meta:object-count="0" meta:page-count="2" meta:paragraph-count="81" meta:word-count="231" meta:character-count="1959" meta:non-whitespace-character-count="1207"/>
  </office:meta>
</office:document-meta>
</file>